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9c11c" officeooo:paragraph-rsid="0019c1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iostream&gt;</text:p>
      <text:p text:style-name="P1">#include &lt;string&gt;</text:p>
      <text:p text:style-name="P1">#include &lt;ctime&gt;</text:p>
      <text:p text:style-name="P1"/>
      <text:p text:style-name="P1">using namespace std;</text:p>
      <text:p text:style-name="P1"/>
      <text:p text:style-name="P1">/*</text:p>
      <text:p text:style-name="P1">Example of using arrays and for loops to create a mini dungeon crawler</text:p>
      <text:p text:style-name="P1"/>
      <text:p text:style-name="P1">*/</text:p>
      <text:p text:style-name="P1"/>
      <text:p text:style-name="P1"/>
      <text:p text:style-name="P1">const int LEVEL_WIDTH = 60;</text:p>
      <text:p text:style-name="P1">const int LEVEL_HEIGHT = 15;</text:p>
      <text:p text:style-name="P1">const int NUM_ITEMS = 5;</text:p>
      <text:p text:style-name="P1"/>
      <text:p text:style-name="P1">const int ITEM_FOOD = 1;</text:p>
      <text:p text:style-name="P1">const int ITEM_GOLD = 2;</text:p>
      <text:p text:style-name="P1">const int ITEM_TRAP = 3;</text:p>
      <text:p text:style-name="P1"/>
      <text:p text:style-name="P1">const int START_HEALTH = 100;</text:p>
      <text:p text:style-name="P1">const int START_FOOD = 20;</text:p>
      <text:p text:style-name="P1">const int START_GOLD = 0;</text:p>
      <text:p text:style-name="P1"/>
      <text:p text:style-name="P1">int LevelData[LEVEL_WIDTH][LEVEL_HEIGHT];</text:p>
      <text:p text:style-name="P1"/>
      <text:p text:style-name="P1">int charPos[] = {0,0};</text:p>
      <text:p text:style-name="P1">int charStatus[3];</text:p>
      <text:p text:style-name="P1"/>
      <text:p text:style-name="P1">int itemsLocations[NUM_ITEMS][3];</text:p>
      <text:p text:style-name="P1"/>
      <text:p text:style-name="P1">bool IsPlaying;</text:p>
      <text:p text:style-name="P1"/>
      <text:p text:style-name="P1">void PrintPlayerStatus()</text:p>
      <text:p text:style-name="P1">{</text:p>
      <text:p text:style-name="P1"><text:tab/>cout &lt;&lt; "\n1: move left, 2: move up, 3: move down, 4: move right, 5: quit\n";</text:p>
      <text:p text:style-name="P1"><text:tab/>cout &lt;&lt; "Current status: ";</text:p>
      <text:p text:style-name="P1"><text:tab/>cout &lt;&lt; "Health: " &lt;&lt; charStatus[0];</text:p>
      <text:p text:style-name="P1"><text:tab/>cout &lt;&lt; " Food: " &lt;&lt; charStatus[1];</text:p>
      <text:p text:style-name="P1"><text:tab/>cout &lt;&lt; " Gold: " &lt;&lt; charStatus[2];</text:p>
      <text:p text:style-name="P1"><text:tab/>cout &lt;&lt; "\n";</text:p>
      <text:p text:style-name="P1">}</text:p>
      <text:p text:style-name="P1"/>
      <text:p text:style-name="P1">void PrintLevel()</text:p>
      <text:p text:style-name="P1">{</text:p>
      <text:p text:style-name="P1"><text:tab/>for (int i = 0; i &lt; LEVEL_HEIGHT; i++)</text:p>
      <text:p text:style-name="P1"><text:tab/>{</text:p>
      <text:p text:style-name="P1"><text:tab/><text:tab/>for (int j = 0; j &lt; LEVEL_WIDTH; j++)</text:p>
      <text:p text:style-name="P1"><text:tab/><text:tab/>{</text:p>
      <text:p text:style-name="P1"><text:soft-page-break/><text:tab/><text:tab/><text:tab/>if (j == charPos[0] &amp;&amp; i == charPos[1])</text:p>
      <text:p text:style-name="P1"><text:tab/><text:tab/><text:tab/>{</text:p>
      <text:p text:style-name="P1"><text:tab/><text:tab/><text:tab/><text:tab/>cout &lt;&lt; "@";</text:p>
      <text:p text:style-name="P1"><text:tab/><text:tab/><text:tab/>}</text:p>
      <text:p text:style-name="P1"><text:tab/><text:tab/><text:tab/>else</text:p>
      <text:p text:style-name="P1"><text:tab/><text:tab/><text:tab/>{</text:p>
      <text:p text:style-name="P1"/>
      <text:p text:style-name="P1"><text:tab/><text:tab/><text:tab/><text:tab/>switch (LevelData[j][i])</text:p>
      <text:p text:style-name="P1"><text:tab/><text:tab/><text:tab/><text:tab/>{</text:p>
      <text:p text:style-name="P1"><text:tab/><text:tab/><text:tab/><text:tab/>case 1:</text:p>
      <text:p text:style-name="P1"><text:tab/><text:tab/><text:tab/><text:tab/><text:tab/>cout &lt;&lt; "*";</text:p>
      <text:p text:style-name="P1"><text:tab/><text:tab/><text:tab/><text:tab/><text:tab/>break;</text:p>
      <text:p text:style-name="P1"><text:tab/><text:tab/><text:tab/><text:tab/>case 3:</text:p>
      <text:p text:style-name="P1"><text:tab/><text:tab/><text:tab/><text:tab/><text:tab/>cout &lt;&lt; "%";</text:p>
      <text:p text:style-name="P1"><text:tab/><text:tab/><text:tab/><text:tab/><text:tab/>break;</text:p>
      <text:p text:style-name="P1"><text:tab/><text:tab/><text:tab/><text:tab/>default:</text:p>
      <text:p text:style-name="P1"><text:tab/><text:tab/><text:tab/><text:tab/><text:tab/>cout &lt;&lt; ".";</text:p>
      <text:p text:style-name="P1"><text:tab/><text:tab/><text:tab/><text:tab/>}</text:p>
      <text:p text:style-name="P1"><text:tab/><text:tab/><text:tab/>}</text:p>
      <text:p text:style-name="P1"/>
      <text:p text:style-name="P1"><text:tab/><text:tab/>}</text:p>
      <text:p text:style-name="P1"><text:tab/><text:tab/>cout &lt;&lt; endl;</text:p>
      <text:p text:style-name="P1"><text:tab/>}</text:p>
      <text:p text:style-name="P1"/>
      <text:p text:style-name="P1">}</text:p>
      <text:p text:style-name="P1"/>
      <text:p text:style-name="P1">void InitLevel()</text:p>
      <text:p text:style-name="P1">{</text:p>
      <text:p text:style-name="P1"><text:tab/>srand(time(NULL));</text:p>
      <text:p text:style-name="P1"/>
      <text:p text:style-name="P1"><text:tab/>charPos[0] = 1; // LEVEL_WIDTH / 2;</text:p>
      <text:p text:style-name="P1"><text:tab/>charPos[1] = 4; // LEVEL_HEIGHT / 2;</text:p>
      <text:p text:style-name="P1"/>
      <text:p text:style-name="P1"><text:tab/>charStatus[0] = START_HEALTH;</text:p>
      <text:p text:style-name="P1"><text:tab/>charStatus[1] = START_FOOD;</text:p>
      <text:p text:style-name="P1"><text:tab/>charStatus[2] = START_GOLD;</text:p>
      <text:p text:style-name="P1"/>
      <text:p text:style-name="P1"><text:tab/>IsPlaying = true;</text:p>
      <text:p text:style-name="P1"/>
      <text:p text:style-name="P1"><text:tab/>for (int i = 0; i &lt; LEVEL_HEIGHT; i++)</text:p>
      <text:p text:style-name="P1"><text:tab/>{</text:p>
      <text:p text:style-name="P1"><text:tab/><text:tab/>for (int j = 0; j &lt; LEVEL_WIDTH; j++)</text:p>
      <text:p text:style-name="P1"><text:tab/><text:tab/>{</text:p>
      <text:p text:style-name="P1"><text:tab/><text:tab/><text:tab/>LevelData[j][i] = 0;</text:p>
      <text:p text:style-name="P1"><text:tab/><text:tab/><text:tab/>if (j == 0 || j == (LEVEL_WIDTH - 1) || i == 0 || i == (LEVEL_HEIGHT - 1))</text:p>
      <text:p text:style-name="P1"><text:tab/><text:tab/><text:tab/>{</text:p>
      <text:p text:style-name="P1"><text:tab/><text:tab/><text:tab/><text:tab/>LevelData[j][i] = 1;</text:p>
      <text:p text:style-name="P1"><text:tab/><text:tab/><text:tab/>}</text:p>
      <text:p text:style-name="P1"><text:tab/><text:tab/>}</text:p>
      <text:p text:style-name="P1"><text:soft-page-break/><text:tab/><text:tab/>cout &lt;&lt; endl;</text:p>
      <text:p text:style-name="P1"><text:tab/>}</text:p>
      <text:p text:style-name="P1"/>
      <text:p text:style-name="P1"><text:tab/>for (int i=0; i &lt; NUM_ITEMS; i++)</text:p>
      <text:p text:style-name="P1"><text:tab/>{</text:p>
      <text:p text:style-name="P1"><text:tab/><text:tab/>int itemType = (rand() % 3) + 1;</text:p>
      <text:p text:style-name="P1"/>
      <text:p text:style-name="P1"><text:tab/><text:tab/>int itemPosX = (rand() % (LEVEL_WIDTH - 2)) + 1;</text:p>
      <text:p text:style-name="P1"><text:tab/><text:tab/>int itemPosY = (rand() % (LEVEL_HEIGHT - 2)) + 1;</text:p>
      <text:p text:style-name="P1"/>
      <text:p text:style-name="P1"><text:tab/><text:tab/>// int itemPosX = 3 + i;</text:p>
      <text:p text:style-name="P1"><text:tab/><text:tab/>// int itemPosY = 3 + i;</text:p>
      <text:p text:style-name="P1"/>
      <text:p text:style-name="P1"><text:tab/><text:tab/>itemsLocations[i][0] = itemType;</text:p>
      <text:p text:style-name="P1"><text:tab/><text:tab/>itemsLocations[i][1] = itemPosX;</text:p>
      <text:p text:style-name="P1"><text:tab/><text:tab/>itemsLocations[i][2] = itemPosY;</text:p>
      <text:p text:style-name="P1"/>
      <text:p text:style-name="P1"><text:tab/><text:tab/>LevelData[itemPosX][itemPosY] = 3;</text:p>
      <text:p text:style-name="P1"><text:tab/>}</text:p>
      <text:p text:style-name="P1"/>
      <text:p text:style-name="P1">}</text:p>
      <text:p text:style-name="P1"/>
      <text:p text:style-name="P1">void CheckForItemPickup()</text:p>
      <text:p text:style-name="P1">{</text:p>
      <text:p text:style-name="P1"><text:tab/>for (int i=0; i &lt; NUM_ITEMS; i++)</text:p>
      <text:p text:style-name="P1"><text:tab/>{</text:p>
      <text:p text:style-name="P1"><text:tab/><text:tab/>// cout &lt;&lt; i &lt;&lt; ":" &lt;&lt; itemsLocations[i][1] &lt;&lt; "," &lt;&lt; itemsLocations[i][2] &lt;&lt; endl;</text:p>
      <text:p text:style-name="P1"/>
      <text:p text:style-name="P1"><text:tab/><text:tab/>if (itemsLocations[i][1] == charPos[0] &amp;&amp;</text:p>
      <text:p text:style-name="P1"><text:tab/><text:tab/><text:tab/>itemsLocations[i][2] == charPos[1])</text:p>
      <text:p text:style-name="P1"><text:tab/><text:tab/>{</text:p>
      <text:p text:style-name="P1"><text:tab/><text:tab/><text:tab/>// remove the item from the board</text:p>
      <text:p text:style-name="P1"><text:tab/><text:tab/><text:tab/>LevelData[charPos[0]][charPos[1]] = 0;</text:p>
      <text:p text:style-name="P1"/>
      <text:p text:style-name="P1"><text:tab/><text:tab/><text:tab/>switch (itemsLocations[i][0])</text:p>
      <text:p text:style-name="P1"><text:tab/><text:tab/><text:tab/>{</text:p>
      <text:p text:style-name="P1"><text:tab/><text:tab/><text:tab/><text:tab/>case ITEM_FOOD:</text:p>
      <text:p text:style-name="P1"><text:tab/><text:tab/><text:tab/><text:tab/><text:tab/>cout &lt;&lt; "You found some food!\n";</text:p>
      <text:p text:style-name="P1"><text:tab/><text:tab/><text:tab/><text:tab/><text:tab/>charStatus[1] += rand() % 10 + 2;</text:p>
      <text:p text:style-name="P1"><text:tab/><text:tab/><text:tab/><text:tab/><text:tab/>break;</text:p>
      <text:p text:style-name="P1"><text:tab/><text:tab/><text:tab/><text:tab/>case ITEM_GOLD:</text:p>
      <text:p text:style-name="P1"><text:tab/><text:tab/><text:tab/><text:tab/><text:tab/>cout &lt;&lt; "You found some gold!\n";</text:p>
      <text:p text:style-name="P1"><text:tab/><text:tab/><text:tab/><text:tab/><text:tab/>charStatus[2] += rand() % 5 + 1;</text:p>
      <text:p text:style-name="P1"><text:tab/><text:tab/><text:tab/><text:tab/><text:tab/>break;</text:p>
      <text:p text:style-name="P1"><text:tab/><text:tab/><text:tab/><text:tab/>case ITEM_TRAP:</text:p>
      <text:p text:style-name="P1"><text:tab/><text:tab/><text:tab/><text:tab/><text:tab/>cout &lt;&lt; "It's a trap!\n";</text:p>
      <text:p text:style-name="P1"><text:tab/><text:tab/><text:tab/><text:tab/><text:tab/>charStatus[0] -= rand() % 20 + 5;</text:p>
      <text:p text:style-name="P1"><text:tab/><text:tab/><text:tab/><text:tab/><text:tab/>break;</text:p>
      <text:p text:style-name="P1"><text:tab/><text:tab/><text:tab/>}</text:p>
      <text:p text:style-name="P1"><text:soft-page-break/><text:tab/><text:tab/>}</text:p>
      <text:p text:style-name="P1"><text:tab/>}</text:p>
      <text:p text:style-name="P1">}</text:p>
      <text:p text:style-name="P1"/>
      <text:p text:style-name="P1"/>
      <text:p text:style-name="P1">void ProcessInput(int i)</text:p>
      <text:p text:style-name="P1">{</text:p>
      <text:p text:style-name="P1"><text:tab/>switch (i)</text:p>
      <text:p text:style-name="P1"><text:tab/>{</text:p>
      <text:p text:style-name="P1"><text:tab/><text:tab/>case 1:</text:p>
      <text:p text:style-name="P1"><text:tab/><text:tab/><text:tab/>charPos[0] -= 1;</text:p>
      <text:p text:style-name="P1"><text:tab/><text:tab/><text:tab/>if (charPos[0] &lt; 1) charPos[0] = 1;</text:p>
      <text:p text:style-name="P1"><text:tab/><text:tab/><text:tab/>break;</text:p>
      <text:p text:style-name="P1"><text:tab/><text:tab/>case 4:</text:p>
      <text:p text:style-name="P1"><text:tab/><text:tab/><text:tab/>charPos[0] += 1;</text:p>
      <text:p text:style-name="P1"><text:tab/><text:tab/><text:tab/>if (charPos[0] &gt; LEVEL_WIDTH-2) charPos[0] = LEVEL_WIDTH - 2;</text:p>
      <text:p text:style-name="P1"><text:tab/><text:tab/><text:tab/>break;</text:p>
      <text:p text:style-name="P1"><text:tab/><text:tab/>case 3:</text:p>
      <text:p text:style-name="P1"><text:tab/><text:tab/><text:tab/>charPos[1] += 1;</text:p>
      <text:p text:style-name="P1"><text:tab/><text:tab/><text:tab/>if (charPos[1] &gt; LEVEL_HEIGHT-2) charPos[1] = LEVEL_HEIGHT-2;</text:p>
      <text:p text:style-name="P1"><text:tab/><text:tab/><text:tab/>break;</text:p>
      <text:p text:style-name="P1"><text:tab/><text:tab/>case 2:</text:p>
      <text:p text:style-name="P1"><text:tab/><text:tab/><text:tab/>charPos[1] -= 1;</text:p>
      <text:p text:style-name="P1"><text:tab/><text:tab/><text:tab/>if (charPos[1] &lt; 1) charPos[1] = 1;</text:p>
      <text:p text:style-name="P1"><text:tab/><text:tab/><text:tab/>break;</text:p>
      <text:p text:style-name="P1"><text:tab/><text:tab/>case 5:</text:p>
      <text:p text:style-name="P1"><text:tab/><text:tab/><text:tab/>IsPlaying = false;</text:p>
      <text:p text:style-name="P1"><text:tab/><text:tab/><text:tab/>break;</text:p>
      <text:p text:style-name="P1"/>
      <text:p text:style-name="P1"><text:tab/>}</text:p>
      <text:p text:style-name="P1"/>
      <text:p text:style-name="P1"><text:tab/>CheckForItemPickup();</text:p>
      <text:p text:style-name="P1">}</text:p>
      <text:p text:style-name="P1"/>
      <text:p text:style-name="P1">int main()</text:p>
      <text:p text:style-name="P1">{</text:p>
      <text:p text:style-name="P1"><text:tab/>int input;</text:p>
      <text:p text:style-name="P1"><text:tab/>InitLevel();</text:p>
      <text:p text:style-name="P1"><text:tab/></text:p>
      <text:p text:style-name="P1"><text:tab/>while (IsPlaying)</text:p>
      <text:p text:style-name="P1"><text:tab/>{</text:p>
      <text:p text:style-name="P1"><text:tab/><text:tab/>PrintPlayerStatus();</text:p>
      <text:p text:style-name="P1"><text:tab/><text:tab/>PrintLevel();</text:p>
      <text:p text:style-name="P1"><text:tab/><text:tab/>cin &gt;&gt; input;</text:p>
      <text:p text:style-name="P1"><text:tab/><text:tab/>ProcessInput(input);</text:p>
      <text:p text:style-name="P1"><text:tab/>}</text:p>
      <text:p text:style-name="P1"><text:tab/></text:p>
      <text:p text:style-name="P1"><text:tab/>// cin &gt;&gt; input;</text:p>
      <text:p text:style-name="P1"/>
      <text:p text:style-name="P1"><text:soft-page-break/><text:tab/>return 0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3:28:20.094774000</meta:creation-date>
    <dc:date>2016-03-04T13:29:01.752791000</dc:date>
    <meta:editing-duration>PT41S</meta:editing-duration>
    <meta:editing-cycles>1</meta:editing-cycles>
    <meta:generator>LibreOffice/4.3.5.2$MacOSX_X86_64 LibreOffice_project/3a87456aaa6a95c63eea1c1b3201acedf0751bd5</meta:generator>
    <meta:document-statistic meta:table-count="0" meta:image-count="0" meta:object-count="0" meta:page-count="5" meta:paragraph-count="162" meta:word-count="532" meta:character-count="3199" meta:non-whitespace-character-count="2525"/>
  </office:meta>
</office:document-meta>
</file>